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objetivo:</text:p>
      <text:p text:style-name="Standard"/>
      <text:p text:style-name="Standard">el objetivo general del libro es responder a preguntas acerca de la existencia.</text:p>
      <text:p text:style-name="Standard">las personas nos preguntamos a lo largo de nuestras vidas cosas como:</text:p>
      <text:p text:style-name="Standard">- porque vivimos? porque morimos? cual es el sentido de la vida? si tenemos una mission que cumplir? si existe un ser superior que ha creado a todos los seres vivientes? entre otras preguntas existenciales.</text:p>
      <text:p text:style-name="Standard"/>
      <text:p text:style-name="Standard">resulta dificil para la mayoria de las personas responder a estas preguntas de forma realista. </text:p>
      <text:p text:style-name="Standard"/>
      <text:p text:style-name="Standard">en este libro nos proponemos dar respuestas realistas a estas preguntas.</text:p>
      <text:p text:style-name="Standard"/>
      <text:p text:style-name="Standard"/>
      <text:p text:style-name="Standard">como lo haremos?:</text:p>
      <text:p text:style-name="Standard"/>
      <text:p text:style-name="Standard"><text:s/>analizando el funcionamiento de una maquina de calculo.</text:p>
      <text:p text:style-name="Standard">se trata de una maquina conceptualmente simple, que todos pueden entender, y que veremos funcionando, de forma teorica, a lo largo del libro.</text:p>
      <text:p text:style-name="Standard">ver a esta maquina en funcionamiento nos ayudara a responder a todas las preguntas.</text:p>
      <text:p text:style-name="Standard"/>
      <text:p text:style-name="Standard">la maquina es una simulacion de la vida.</text:p>
      <text:p text:style-name="Standard">utilizando algunos elementos que se encuentran en la vida construiremos una maquina que resuelve problemas logicos automaticamente.</text:p>
      <text:p text:style-name="Standard">un sistema inteligente, conceptualmente simple, pero de gran potencia.</text:p>
      <text:p text:style-name="Standard"/>
      <text:p text:style-name="Standard">experimentalmente utilizaremos este sistema inteligente para jugar a un juego de mesa, y podremos ver como encuentra la solucion y consigue ganar la partida.</text:p>
      <text:p text:style-name="Standard">Esta vision nos mostrara a la vida desde una perspectiva diferente.</text:p>
      <text:p text:style-name="Standard">Y le confiere 'proposito'.</text:p>
      <text:p text:style-name="Standard"/>
      <text:p text:style-name="Standard"/>
      <text:p text:style-name="Horizontal_20_Line"/>
      <text:p text:style-name="Text_20_body"/>
      <text:p text:style-name="Text_20_body">- idea central:</text:p>
      <text:p text:style-name="Text_20_body">la vida es una maquina de calculo.</text:p>
      <text:p text:style-name="Text_20_body">un sistema inteligente.</text:p>
      <text:p text:style-name="Text_20_body"/>
      <text:p text:style-name="Text_20_body">los elementos que componen el sistema son:</text:p>
      <text:p text:style-name="Text_20_body">- ADN, utilizado como memoria, continen los datos que seran procesados.</text:p>
      <text:p text:style-name="Text_20_body">- Reproduccion, utilizado como procesador, los datos contenidos en el ADN son modificados para crear una nueva cadena de ADN, similar a la original pero no igual. para modificar los datos se aplica un metodo (el metodo varia con el problema que se quiere resolver)</text:p>
      <text:p text:style-name="Text_20_body"><text:soft-page-break/>- Individuos, son el bloque de construccion del sistema, funcionan como componentes, contienen el ADN con los datos y se reproducen. Los individuos cumplen con un ciclo de vida</text:p>
      <text:p text:style-name="Text_20_body">- Ciclo de vida, rutina de funcionamiento de la maquina.</text:p>
      <text:p text:style-name="Text_20_body"/>
      <text:p text:style-name="Text_20_body"/>
      <text:p text:style-name="Text_20_body">resumen de funcionamiento:</text:p>
      <text:p text:style-name="Text_20_body">- los datos contenidos en el ADN se procesan generacion tras generacion, el proceso avanza un paso en el calculo con cada generacion.</text:p>
      <text:p text:style-name="Text_20_body"/>
      <text:p text:style-name="Text_20_body">--------------------------------</text:p>
      <text:p text:style-name="Text_20_body"/>
      <text:p text:style-name="Text_20_body">ejemplo:</text:p>
      <text:p text:style-name="Text_20_body"/>
      <text:p text:style-name="Text_20_body">- problema a resolver:</text:p>
      <text:p text:style-name="Text_20_body">sobre un tablero de ajedrez, de 8 por 8 casillas, colocaremos un ficha.</text:p>
      <text:p text:style-name="Text_20_body">las casillas del tablero seran referenciadas con un nombre compuesto por una letra y un numero, tales como 'A1' o 'E5', en donde las letras referencian filas y los numeros columnas.</text:p>
      <text:p text:style-name="Text_20_body">La ficha podra moverse por el tablero, pero solo a una casilla contigua con cada movimiento.</text:p>
      <text:p text:style-name="Text_20_body">Un movimiento valido es entonces cuando la ficha se desplaza a una distancia de una casilla con cada movimiento.</text:p>
      <text:p text:style-name="Text_20_body">colocamos inicialmente la ficha en la casilla 'A1'.</text:p>
      <text:p text:style-name="Text_20_body">queremos que la maquina averigue</text:p>
      <text:p text:style-name="Text_20_body">cual es el camino que la ficha debe recorrer para llegar a la casilla 'H8'?</text:p>
      <text:p text:style-name="Text_20_body"/>
      <text:p text:style-name="Text_20_body"/>
      <text:p text:style-name="Text_20_body"/>
      <text:p text:style-name="Text_20_body">-----------------------------------</text:p>
      <text:p text:style-name="Text_20_body"/>
      <text:p text:style-name="Text_20_body">Individuo (abstraccion logica)</text:p>
      <text:p text:style-name="Text_20_body">{</text:p>
      <text:p text:style-name="Text_20_body">ADN - debe contener la siguiente informacion:</text:p>
      <text:p text:style-name="Text_20_body"><text:soft-page-break/>- la posicion actual de la ficha sobre el tablero (ejemplo: 'A1'), llamaremos a este dato 'posicion'</text:p>
      <text:p text:style-name="Text_20_body">- un listado conteniendo las posiciones sobre el tablero de sus antepasados (ejemplo: 'A1-B2-C3-B2'), llamaremos a este dato 'lista de antepasados'</text:p>
      <text:p text:style-name="Text_20_body"/>
      <text:p text:style-name="Text_20_body">Reproduccion:</text:p>
      <text:p text:style-name="Text_20_body">- objetivo= generar un hijo por cada movimiento valido desde la posicion actual</text:p>
      <text:p text:style-name="Text_20_body">- metodo= por cada movimiento valido crea un hijo grabando la siguiente informacion en el ADN: </text:p>
      <text:p text:style-name="Text_20_body">1- posicion= la nueva posicion de la ficha sobre el tablero que resulta de un movimiento valido</text:p>
      <text:p text:style-name="Text_20_body">2- lista de antepasados= copia su lista de antepasados a la que concatena su propia posicion</text:p>
      <text:p text:style-name="Text_20_body">}</text:p>
      <text:p text:style-name="Text_20_body"/>
      <text:p text:style-name="Text_20_body">-------------</text:p>
      <text:p text:style-name="Text_20_body"/>
      <text:p text:style-name="Text_20_body">ejemplo de reproduccion: (solo se muestra uno de los hijos posibles)</text:p>
      <text:p text:style-name="Text_20_body"/>
      <text:p text:style-name="Text_20_body">padre</text:p>
      <text:p text:style-name="Text_20_body">{</text:p>
      <text:p text:style-name="Text_20_body">posicion='C3'</text:p>
      <text:p text:style-name="Text_20_body">lista de antepasados='A1-B2'</text:p>
      <text:p text:style-name="Text_20_body">}</text:p>
      <text:p text:style-name="Text_20_body"/>
      <text:p text:style-name="Text_20_body">hijo</text:p>
      <text:p text:style-name="Text_20_body">{</text:p>
      <text:p text:style-name="Text_20_body">posicion='D4'</text:p>
      <text:p text:style-name="Text_20_body">lista de antepasados='A1-B2-C3'</text:p>
      <text:p text:style-name="Text_20_body">}</text:p>
      <text:p text:style-name="Text_20_body">-----------------------------</text:p>
      <text:p text:style-name="Text_20_body"/>
      <text:p text:style-name="Text_20_body">el individuo tiene un ciclo de vida que consiste en 'nacer-reproducirse-morir'.</text:p>
      <text:p text:style-name="Text_20_body"><text:soft-page-break/>en la reproduccion generara todos los hijos posibles, de una vez, igual que una cucaracha pone cientos de huevos, todos ellos diferentes.</text:p>
      <text:p text:style-name="Text_20_body">el individuo no puede generar dos hijos iguales.</text:p>
      <text:p text:style-name="Text_20_body">despues de reproducirse muere, porque en la siguiente reproduccion generara individuos redundantes. su trabajo ya esta hecho.</text:p>
      <text:p text:style-name="Text_20_body"/>
      <text:p text:style-name="Text_20_body">y el sistema funciona del siguiente modo:</text:p>
      <text:p text:style-name="Text_20_body">- creamos un individuo en la posicion inicial 'A1'</text:p>
      <text:p text:style-name="Text_20_body">- una vez creado cumplira con su ciclo de vida, se reproducira generando todos sus hijos posibles.</text:p>
      <text:p text:style-name="Text_20_body">- y sus hijos haran lo mismo</text:p>
      <text:p text:style-name="Text_20_body">- en algun momento nacera un individuo con posicion='H8', este individuo tiene la solucion al problema en su lista de antepasado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3T18:51:01.737000000</meta:creation-date>
    <dc:date>2025-06-23T18:54:31.238000000</dc:date>
    <meta:editing-duration>PT3M30S</meta:editing-duration>
    <meta:editing-cycles>1</meta:editing-cycles>
    <meta:document-statistic meta:table-count="0" meta:image-count="0" meta:object-count="0" meta:page-count="4" meta:paragraph-count="70" meta:word-count="722" meta:character-count="4511" meta:non-whitespace-character-count="3856"/>
    <meta:generator>LibreOffice/7.3.5.2$Windows_X86_64 LibreOffice_project/184fe81b8c8c30d8b5082578aee2fed2ea847c01</meta:generator>
  </office:meta>
</office:document-meta>
</file>